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Permission.implies( java . security . Permiss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sicPermission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sicPermission.BasicPermission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sic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sicPermission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sicPermission.BasicPermiss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sic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